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8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3.02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number-columns-repeated="12" table:default-cell-style-name="ce1"/>
        <table:table-column table:style-name="co3" table:default-cell-style-name="ce1"/>
        <table:table-column table:style-name="co4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Chen11</text:p>
          </table:table-cell>
          <table:covered-table-cell table:number-columns-repeated="2" table:style-name="ce7"/>
          <table:table-cell table:style-name="ce6" office:value-type="string" calcext:value-type="string" table:number-columns-spanned="3" table:number-rows-spanned="1">
            <text:p>Coach420</text:p>
          </table:table-cell>
          <table:covered-table-cell table:number-columns-repeated="2" table:style-name="ce7"/>
          <table:table-cell table:style-name="ce6" office:value-type="string" calcext:value-type="string" table:number-columns-spanned="3" table:number-rows-spanned="1">
            <text:p>Joined</text:p>
          </table:table-cell>
          <table:covered-table-cell table:number-columns-repeated="2" table:style-name="ce7"/>
          <table:table-cell table:style-name="ce6" office:value-type="string" calcext:value-type="string" table:number-columns-spanned="3" table:number-rows-spanned="1">
            <text:p>Holo4k</text:p>
          </table:table-cell>
          <table:covered-table-cell table:number-columns-repeated="2" table:style-name="ce7"/>
          <table:table-cell table:number-columns-repeated="1010"/>
        </table:table-row>
        <table:table-row table:style-name="ro1">
          <table:table-cell table:number-columns-repeated="2"/>
          <table:table-cell table:style-name="ce7" office:value-type="string" calcext:value-type="string">
            <text:p>No filter</text:p>
          </table:table-cell>
          <table:table-cell table:style-name="ce7" office:value-type="string" calcext:value-type="string">
            <text:p>P2Rank</text:p>
          </table:table-cell>
          <table:table-cell table:style-name="ce7" office:value-type="string" calcext:value-type="string">
            <text:p>MOAD</text:p>
          </table:table-cell>
          <table:table-cell table:style-name="ce7" office:value-type="string" calcext:value-type="string">
            <text:p>No filter</text:p>
          </table:table-cell>
          <table:table-cell table:style-name="ce7" office:value-type="string" calcext:value-type="string">
            <text:p>P2Rank</text:p>
          </table:table-cell>
          <table:table-cell table:style-name="ce7" office:value-type="string" calcext:value-type="string">
            <text:p>MOAD</text:p>
          </table:table-cell>
          <table:table-cell table:style-name="ce7" office:value-type="string" calcext:value-type="string">
            <text:p>No filter</text:p>
          </table:table-cell>
          <table:table-cell table:style-name="ce7" office:value-type="string" calcext:value-type="string">
            <text:p>P2Rank</text:p>
          </table:table-cell>
          <table:table-cell table:style-name="ce7" office:value-type="string" calcext:value-type="string">
            <text:p>MOAD</text:p>
          </table:table-cell>
          <table:table-cell table:style-name="ce7" office:value-type="string" calcext:value-type="string">
            <text:p>No filter</text:p>
          </table:table-cell>
          <table:table-cell table:style-name="ce7" office:value-type="string" calcext:value-type="string">
            <text:p>P2Rank</text:p>
          </table:table-cell>
          <table:table-cell table:style-name="ce7" office:value-type="string" calcext:value-type="string">
            <text:p>MOAD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conservation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lbs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pdbekb_conservation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HSE_up</text:p>
          </table:table-cell>
          <table:table-cell table:style-name="ce11" office:value-type="float" office:value="1.477E-266" calcext:value-type="float">
            <text:p>1.48E-266</text:p>
          </table:table-cell>
          <table:table-cell table:style-name="Default" office:value-type="float" office:value="0" calcext:value-type="float">
            <text:p>0</text:p>
          </table:table-cell>
          <table:table-cell table:style-name="ce11" office:value-type="float" office:value="6.451E-241" calcext:value-type="float">
            <text:p>6.45E-241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exposure_CN</text:p>
          </table:table-cell>
          <table:table-cell table:style-name="ce11" office:value-type="float" office:value="2.084E-240" calcext:value-type="float">
            <text:p>2.08E-240</text:p>
          </table:table-cell>
          <table:table-cell table:style-name="ce11" office:value-type="float" office:value="1.426E-278" calcext:value-type="float">
            <text:p>1.43E-278</text:p>
          </table:table-cell>
          <table:table-cell table:style-name="ce11" office:value-type="float" office:value="2.999E-253" calcext:value-type="float">
            <text:p>3.00E-25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11" office:value-type="float" office:value="1.197E-288" calcext:value-type="float">
            <text:p>1.20E-28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depth</text:p>
          </table:table-cell>
          <table:table-cell table:style-name="ce11" office:value-type="float" office:value="1.625E-225" calcext:value-type="float">
            <text:p>1.63E-225</text:p>
          </table:table-cell>
          <table:table-cell table:style-name="ce11" office:value-type="float" office:value="1.257E-241" calcext:value-type="float">
            <text:p>1.26E-241</text:p>
          </table:table-cell>
          <table:table-cell table:style-name="ce11" office:value-type="float" office:value="1.51E-188" calcext:value-type="float">
            <text:p>1.51E-188</text:p>
          </table:table-cell>
          <table:table-cell table:style-name="ce11" office:value-type="float" office:value="3.374E-244" calcext:value-type="float">
            <text:p>3.37E-244</text:p>
          </table:table-cell>
          <table:table-cell table:style-name="ce11" office:value-type="float" office:value="1.378E-251" calcext:value-type="float">
            <text:p>1.38E-251</text:p>
          </table:table-cell>
          <table:table-cell table:style-name="ce11" office:value-type="float" office:value="2.64E-177" calcext:value-type="float">
            <text:p>2.64E-17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bfactor</text:p>
          </table:table-cell>
          <table:table-cell table:style-name="ce11" office:value-type="float" office:value="6.565E-176" calcext:value-type="float">
            <text:p>6.57E-176</text:p>
          </table:table-cell>
          <table:table-cell table:style-name="ce11" office:value-type="float" office:value="3.785E-197" calcext:value-type="float">
            <text:p>3.79E-197</text:p>
          </table:table-cell>
          <table:table-cell table:style-name="ce11" office:value-type="float" office:value="5.785E-179" calcext:value-type="float">
            <text:p>5.79E-179</text:p>
          </table:table-cell>
          <table:table-cell table:style-name="ce11" office:value-type="float" office:value="1.024E-172" calcext:value-type="float">
            <text:p>1.02E-172</text:p>
          </table:table-cell>
          <table:table-cell table:style-name="ce11" office:value-type="float" office:value="1.121E-143" calcext:value-type="float">
            <text:p>1.12E-143</text:p>
          </table:table-cell>
          <table:table-cell table:style-name="ce11" office:value-type="float" office:value="1.4E-097" calcext:value-type="float">
            <text:p>1.40E-97</text:p>
          </table:table-cell>
          <table:table-cell table:style-name="ce11" office:value-type="float" office:value="9.033E-280" calcext:value-type="float">
            <text:p>9.03E-280</text:p>
          </table:table-cell>
          <table:table-cell table:style-name="Default" office:value-type="float" office:value="0" calcext:value-type="float">
            <text:p>0</text:p>
          </table:table-cell>
          <table:table-cell table:style-name="ce11" office:value-type="float" office:value="6.582E-232" calcext:value-type="float">
            <text:p>6.58E-23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aa</text:p>
          </table:table-cell>
          <table:table-cell table:style-name="ce11" office:value-type="float" office:value="2.425E-141" calcext:value-type="float">
            <text:p>2.43E-141</text:p>
          </table:table-cell>
          <table:table-cell table:style-name="ce11" office:value-type="float" office:value="3.958E-143" calcext:value-type="float">
            <text:p>3.96E-143</text:p>
          </table:table-cell>
          <table:table-cell table:style-name="ce11" office:value-type="float" office:value="3.805E-081" calcext:value-type="float">
            <text:p>3.81E-81</text:p>
          </table:table-cell>
          <table:table-cell table:style-name="ce11" office:value-type="float" office:value="4.011E-118" calcext:value-type="float">
            <text:p>4.01E-118</text:p>
          </table:table-cell>
          <table:table-cell table:style-name="ce11" office:value-type="float" office:value="1.801E-137" calcext:value-type="float">
            <text:p>1.80E-137</text:p>
          </table:table-cell>
          <table:table-cell table:style-name="ce11" office:value-type="float" office:value="2.825E-101" calcext:value-type="float">
            <text:p>2.83E-101</text:p>
          </table:table-cell>
          <table:table-cell table:style-name="ce11" office:value-type="float" office:value="2.093E-224" calcext:value-type="float">
            <text:p>2.09E-224</text:p>
          </table:table-cell>
          <table:table-cell table:style-name="ce11" office:value-type="float" office:value="7.536E-245" calcext:value-type="float">
            <text:p>7.54E-245</text:p>
          </table:table-cell>
          <table:table-cell table:style-name="ce11" office:value-type="float" office:value="5.457E-164" calcext:value-type="float">
            <text:p>5.46E-16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mol_weight</text:p>
          </table:table-cell>
          <table:table-cell table:style-name="ce11" office:value-type="float" office:value="2.536E-141" calcext:value-type="float">
            <text:p>2.54E-141</text:p>
          </table:table-cell>
          <table:table-cell table:style-name="ce11" office:value-type="float" office:value="4.695E-143" calcext:value-type="float">
            <text:p>4.70E-143</text:p>
          </table:table-cell>
          <table:table-cell table:style-name="ce11" office:value-type="float" office:value="8.036E-081" calcext:value-type="float">
            <text:p>8.04E-81</text:p>
          </table:table-cell>
          <table:table-cell table:style-name="ce11" office:value-type="float" office:value="1.766E-117" calcext:value-type="float">
            <text:p>1.77E-117</text:p>
          </table:table-cell>
          <table:table-cell table:style-name="ce11" office:value-type="float" office:value="7.147E-136" calcext:value-type="float">
            <text:p>7.15E-136</text:p>
          </table:table-cell>
          <table:table-cell table:style-name="ce11" office:value-type="float" office:value="1.158E-100" calcext:value-type="float">
            <text:p>1.16E-100</text:p>
          </table:table-cell>
          <table:table-cell table:style-name="ce11" office:value-type="float" office:value="2.705E-225" calcext:value-type="float">
            <text:p>2.71E-225</text:p>
          </table:table-cell>
          <table:table-cell table:style-name="ce11" office:value-type="float" office:value="1.161E-245" calcext:value-type="float">
            <text:p>1.16E-245</text:p>
          </table:table-cell>
          <table:table-cell table:style-name="ce11" office:value-type="float" office:value="1.45E-163" calcext:value-type="float">
            <text:p>1.45E-16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HSE_down</text:p>
          </table:table-cell>
          <table:table-cell table:style-name="ce11" office:value-type="float" office:value="4.225E-139" calcext:value-type="float">
            <text:p>4.23E-139</text:p>
          </table:table-cell>
          <table:table-cell table:style-name="ce11" office:value-type="float" office:value="8.196E-158" calcext:value-type="float">
            <text:p>8.20E-158</text:p>
          </table:table-cell>
          <table:table-cell table:style-name="ce11" office:value-type="float" office:value="9.591E-167" calcext:value-type="float">
            <text:p>9.59E-167</text:p>
          </table:table-cell>
          <table:table-cell table:style-name="ce11" office:value-type="float" office:value="6.175E-225" calcext:value-type="float">
            <text:p>6.18E-225</text:p>
          </table:table-cell>
          <table:table-cell table:style-name="ce11" office:value-type="float" office:value="1.988E-244" calcext:value-type="float">
            <text:p>1.99E-244</text:p>
          </table:table-cell>
          <table:table-cell table:style-name="ce11" office:value-type="float" office:value="5.405E-159" calcext:value-type="float">
            <text:p>5.41E-15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11" office:value-type="float" office:value="4.495E-262" calcext:value-type="float">
            <text:p>4.50E-26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hydropathy</text:p>
          </table:table-cell>
          <table:table-cell table:style-name="ce11" office:value-type="float" office:value="9.385E-136" calcext:value-type="float">
            <text:p>9.39E-136</text:p>
          </table:table-cell>
          <table:table-cell table:style-name="ce11" office:value-type="float" office:value="2.83E-139" calcext:value-type="float">
            <text:p>2.83E-139</text:p>
          </table:table-cell>
          <table:table-cell table:style-name="ce11" office:value-type="float" office:value="2.393E-076" calcext:value-type="float">
            <text:p>2.39E-76</text:p>
          </table:table-cell>
          <table:table-cell table:style-name="ce11" office:value-type="float" office:value="1.827E-118" calcext:value-type="float">
            <text:p>1.83E-118</text:p>
          </table:table-cell>
          <table:table-cell table:style-name="ce11" office:value-type="float" office:value="4.258E-137" calcext:value-type="float">
            <text:p>4.26E-137</text:p>
          </table:table-cell>
          <table:table-cell table:style-name="ce11" office:value-type="float" office:value="1.228E-102" calcext:value-type="float">
            <text:p>1.23E-102</text:p>
          </table:table-cell>
          <table:table-cell table:style-name="ce11" office:value-type="float" office:value="9.794E-222" calcext:value-type="float">
            <text:p>9.79E-222</text:p>
          </table:table-cell>
          <table:table-cell table:style-name="ce11" office:value-type="float" office:value="1.396E-244" calcext:value-type="float">
            <text:p>1.40E-244</text:p>
          </table:table-cell>
          <table:table-cell table:style-name="ce11" office:value-type="float" office:value="3.796E-163" calcext:value-type="float">
            <text:p>3.80E-16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aromaticity</text:p>
          </table:table-cell>
          <table:table-cell table:style-name="ce11" office:value-type="float" office:value="5.525E-079" calcext:value-type="float">
            <text:p>5.53E-79</text:p>
          </table:table-cell>
          <table:table-cell table:style-name="ce11" office:value-type="float" office:value="1.174E-078" calcext:value-type="float">
            <text:p>1.17E-78</text:p>
          </table:table-cell>
          <table:table-cell table:style-name="ce11" office:value-type="float" office:value="1.531E-044" calcext:value-type="float">
            <text:p>1.53E-44</text:p>
          </table:table-cell>
          <table:table-cell table:style-name="ce11" office:value-type="float" office:value="3.971E-056" calcext:value-type="float">
            <text:p>3.97E-56</text:p>
          </table:table-cell>
          <table:table-cell table:style-name="ce11" office:value-type="float" office:value="1.56E-057" calcext:value-type="float">
            <text:p>1.56E-57</text:p>
          </table:table-cell>
          <table:table-cell table:style-name="ce11" office:value-type="float" office:value="3.087E-051" calcext:value-type="float">
            <text:p>3.09E-51</text:p>
          </table:table-cell>
          <table:table-cell table:style-name="ce11" office:value-type="float" office:value="1.785E-102" calcext:value-type="float">
            <text:p>1.79E-102</text:p>
          </table:table-cell>
          <table:table-cell table:style-name="ce11" office:value-type="float" office:value="3.05E-111" calcext:value-type="float">
            <text:p>3.05E-111</text:p>
          </table:table-cell>
          <table:table-cell table:style-name="ce11" office:value-type="float" office:value="4.01E-080" calcext:value-type="float">
            <text:p>4.01E-8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H_bond_atoms</text:p>
          </table:table-cell>
          <table:table-cell table:style-name="ce11" office:value-type="float" office:value="3.585E-044" calcext:value-type="float">
            <text:p>3.59E-44</text:p>
          </table:table-cell>
          <table:table-cell table:style-name="ce11" office:value-type="float" office:value="6.57E-053" calcext:value-type="float">
            <text:p>6.57E-53</text:p>
          </table:table-cell>
          <table:table-cell table:style-name="ce11" office:value-type="float" office:value="9.441E-034" calcext:value-type="float">
            <text:p>9.44E-34</text:p>
          </table:table-cell>
          <table:table-cell table:style-name="ce11" office:value-type="float" office:value="2.889E-036" calcext:value-type="float">
            <text:p>2.89E-36</text:p>
          </table:table-cell>
          <table:table-cell table:style-name="ce11" office:value-type="float" office:value="2.848E-049" calcext:value-type="float">
            <text:p>2.85E-49</text:p>
          </table:table-cell>
          <table:table-cell table:style-name="ce11" office:value-type="float" office:value="2.428E-039" calcext:value-type="float">
            <text:p>2.43E-39</text:p>
          </table:table-cell>
          <table:table-cell table:style-name="ce11" office:value-type="float" office:value="4.495E-072" calcext:value-type="float">
            <text:p>4.50E-72</text:p>
          </table:table-cell>
          <table:table-cell table:style-name="ce11" office:value-type="float" office:value="8.003E-109" calcext:value-type="float">
            <text:p>8.00E-109</text:p>
          </table:table-cell>
          <table:table-cell table:style-name="ce11" office:value-type="float" office:value="8.037E-073" calcext:value-type="float">
            <text:p>8.04E-7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strand</text:p>
          </table:table-cell>
          <table:table-cell table:style-name="ce11" office:value-type="float" office:value="2.111E-017" calcext:value-type="float">
            <text:p>2.11E-17</text:p>
          </table:table-cell>
          <table:table-cell table:style-name="ce11" office:value-type="float" office:value="4.243E-018" calcext:value-type="float">
            <text:p>4.24E-18</text:p>
          </table:table-cell>
          <table:table-cell table:style-name="ce11" office:value-type="float" office:value="9.016E-036" calcext:value-type="float">
            <text:p>9.02E-36</text:p>
          </table:table-cell>
          <table:table-cell table:style-name="ce11" office:value-type="float" office:value="7.365E-032" calcext:value-type="float">
            <text:p>7.37E-32</text:p>
          </table:table-cell>
          <table:table-cell table:style-name="ce11" office:value-type="float" office:value="9.507E-035" calcext:value-type="float">
            <text:p>9.51E-35</text:p>
          </table:table-cell>
          <table:table-cell table:style-name="ce11" office:value-type="float" office:value="5.086E-025" calcext:value-type="float">
            <text:p>5.09E-25</text:p>
          </table:table-cell>
          <table:table-cell table:style-name="ce11" office:value-type="float" office:value="7.579E-036" calcext:value-type="float">
            <text:p>7.58E-36</text:p>
          </table:table-cell>
          <table:table-cell table:style-name="ce11" office:value-type="float" office:value="1.739E-044" calcext:value-type="float">
            <text:p>1.74E-44</text:p>
          </table:table-cell>
          <table:table-cell table:style-name="ce11" office:value-type="float" office:value="3.238E-047" calcext:value-type="float">
            <text:p>3.24E-47</text:p>
          </table:table-cell>
          <table:table-cell table:style-name="ce11" office:value-type="float" office:value="2.019E-252" calcext:value-type="float">
            <text:p>2.02E-252</text:p>
          </table:table-cell>
          <table:table-cell table:style-name="ce11" office:value-type="float" office:value="4.396E-279" calcext:value-type="float">
            <text:p>4.40E-27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sec_str</text:p>
          </table:table-cell>
          <table:table-cell table:style-name="ce11" office:value-type="float" office:value="2.875E-016" calcext:value-type="float">
            <text:p>2.88E-16</text:p>
          </table:table-cell>
          <table:table-cell table:style-name="ce11" office:value-type="float" office:value="1.435E-017" calcext:value-type="float">
            <text:p>1.44E-17</text:p>
          </table:table-cell>
          <table:table-cell table:style-name="ce11" office:value-type="float" office:value="3.349E-044" calcext:value-type="float">
            <text:p>3.35E-44</text:p>
          </table:table-cell>
          <table:table-cell table:style-name="ce11" office:value-type="float" office:value="1.568E-045" calcext:value-type="float">
            <text:p>1.57E-45</text:p>
          </table:table-cell>
          <table:table-cell table:style-name="ce11" office:value-type="float" office:value="1.343E-052" calcext:value-type="float">
            <text:p>1.34E-52</text:p>
          </table:table-cell>
          <table:table-cell table:style-name="ce11" office:value-type="float" office:value="1.268E-035" calcext:value-type="float">
            <text:p>1.27E-35</text:p>
          </table:table-cell>
          <table:table-cell table:style-name="ce11" office:value-type="float" office:value="4.91E-042" calcext:value-type="float">
            <text:p>4.91E-42</text:p>
          </table:table-cell>
          <table:table-cell table:style-name="ce11" office:value-type="float" office:value="4.662E-044" calcext:value-type="float">
            <text:p>4.66E-44</text:p>
          </table:table-cell>
          <table:table-cell table:style-name="ce11" office:value-type="float" office:value="9.804E-048" calcext:value-type="float">
            <text:p>9.80E-4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helix</text:p>
          </table:table-cell>
          <table:table-cell table:style-name="ce11" office:value-type="float" office:value="0.000005593" calcext:value-type="float">
            <text:p>5.59E-06</text:p>
          </table:table-cell>
          <table:table-cell table:style-name="ce11" office:value-type="float" office:value="0.000000145" calcext:value-type="float">
            <text:p>1.45E-07</text:p>
          </table:table-cell>
          <table:table-cell table:style-name="ce11" office:value-type="float" office:value="1.893E-027" calcext:value-type="float">
            <text:p>1.89E-27</text:p>
          </table:table-cell>
          <table:table-cell table:style-name="ce11" office:value-type="float" office:value="3.282E-029" calcext:value-type="float">
            <text:p>3.28E-29</text:p>
          </table:table-cell>
          <table:table-cell table:style-name="ce11" office:value-type="float" office:value="1.009E-035" calcext:value-type="float">
            <text:p>1.01E-35</text:p>
          </table:table-cell>
          <table:table-cell table:style-name="ce11" office:value-type="float" office:value="2.369E-025" calcext:value-type="float">
            <text:p>2.37E-25</text:p>
          </table:table-cell>
          <table:table-cell table:style-name="ce11" office:value-type="float" office:value="1.187E-026" calcext:value-type="float">
            <text:p>1.19E-26</text:p>
          </table:table-cell>
          <table:table-cell table:style-name="ce11" office:value-type="float" office:value="3.234E-016" calcext:value-type="float">
            <text:p>3.23E-16</text:p>
          </table:table-cell>
          <table:table-cell table:style-name="ce11" office:value-type="float" office:value="4.347E-019" calcext:value-type="float">
            <text:p>4.35E-19</text:p>
          </table:table-cell>
          <table:table-cell table:style-name="ce11" office:value-type="float" office:value="5.827E-279" calcext:value-type="float">
            <text:p>5.83E-279</text:p>
          </table:table-cell>
          <table:table-cell table:style-name="ce11" office:value-type="float" office:value="1.207E-268" calcext:value-type="float">
            <text:p>1.21E-2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phi_angle</text:p>
          </table:table-cell>
          <table:table-cell table:style-name="ce11" office:value-type="float" office:value="0.000009892" calcext:value-type="float">
            <text:p>9.89E-06</text:p>
          </table:table-cell>
          <table:table-cell table:style-name="ce11" office:value-type="float" office:value="0.00001908" calcext:value-type="float">
            <text:p>1.91E-05</text:p>
          </table:table-cell>
          <table:table-cell table:style-name="ce11" office:value-type="float" office:value="0.00001859" calcext:value-type="float">
            <text:p>1.86E-05</text:p>
          </table:table-cell>
          <table:table-cell table:style-name="ce11" office:value-type="float" office:value="0.00004291" calcext:value-type="float">
            <text:p>4.29E-05</text:p>
          </table:table-cell>
          <table:table-cell table:style-name="ce11" office:value-type="float" office:value="0.0000285" calcext:value-type="float">
            <text:p>2.85E-05</text:p>
          </table:table-cell>
          <table:table-cell table:style-name="ce11" office:value-type="float" office:value="0.00001914" calcext:value-type="float">
            <text:p>1.91E-05</text:p>
          </table:table-cell>
          <table:table-cell table:style-name="ce11" office:value-type="float" office:value="0.0000001074" calcext:value-type="float">
            <text:p>1.07E-07</text:p>
          </table:table-cell>
          <table:table-cell table:style-name="ce11" office:value-type="float" office:value="0.00000006077" calcext:value-type="float">
            <text:p>6.08E-08</text:p>
          </table:table-cell>
          <table:table-cell table:style-name="ce11" office:value-type="float" office:value="0.000004719" calcext:value-type="float">
            <text:p>4.72E-06</text:p>
          </table:table-cell>
          <table:table-cell table:style-name="ce11" office:value-type="float" office:value="1.363E-042" calcext:value-type="float">
            <text:p>1.36E-42</text:p>
          </table:table-cell>
          <table:table-cell table:style-name="ce11" office:value-type="float" office:value="6.682E-037" calcext:value-type="float">
            <text:p>6.68E-37</text:p>
          </table:table-cell>
          <table:table-cell table:style-name="ce11" office:value-type="float" office:value="6.987E-027" calcext:value-type="float">
            <text:p>6.99E-27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mobiDB</text:p>
          </table:table-cell>
          <table:table-cell table:style-name="Default" office:value-type="float" office:value="0.0006394" calcext:value-type="float">
            <text:p>0.0006394</text:p>
          </table:table-cell>
          <table:table-cell table:style-name="ce11" office:value-type="float" office:value="0.00000122" calcext:value-type="float">
            <text:p>1.22E-06</text:p>
          </table:table-cell>
          <table:table-cell table:style-name="Default" office:value-type="float" office:value="0.001923" calcext:value-type="float">
            <text:p>0.001923</text:p>
          </table:table-cell>
          <table:table-cell table:style-name="Default" office:value-type="float" office:value="0.007984" calcext:value-type="float">
            <text:p>0.007984</text:p>
          </table:table-cell>
          <table:table-cell table:style-name="Default" office:value-type="float" office:value="0.0004838" calcext:value-type="float">
            <text:p>0.0004838</text:p>
          </table:table-cell>
          <table:table-cell table:style-name="Default" office:value-type="float" office:value="0.0003559" calcext:value-type="float">
            <text:p>0.0003559</text:p>
          </table:table-cell>
          <table:table-cell table:style-name="ce11" office:value-type="float" office:value="0.000004544" calcext:value-type="float">
            <text:p>4.54E-06</text:p>
          </table:table-cell>
          <table:table-cell table:style-name="ce11" office:value-type="float" office:value="0.0000000000007912" calcext:value-type="float">
            <text:p>7.91E-13</text:p>
          </table:table-cell>
          <table:table-cell table:style-name="ce11" office:value-type="float" office:value="0.00000000001383" calcext:value-type="float">
            <text:p>1.38E-11</text:p>
          </table:table-cell>
          <table:table-cell table:style-name="ce11" office:value-type="float" office:value="5.976E-051" calcext:value-type="float">
            <text:p>5.98E-51</text:p>
          </table:table-cell>
          <table:table-cell table:style-name="ce11" office:value-type="float" office:value="9.727E-054" calcext:value-type="float">
            <text:p>9.73E-54</text:p>
          </table:table-cell>
          <table:table-cell table:style-name="ce11" office:value-type="float" office:value="3.385E-044" calcext:value-type="float">
            <text:p>3.39E-44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PTM</text:p>
          </table:table-cell>
          <table:table-cell table:style-name="Default" office:value-type="float" office:value="0.007131" calcext:value-type="float">
            <text:p>0.007131</text:p>
          </table:table-cell>
          <table:table-cell table:style-name="Default" office:value-type="float" office:value="0.8162" calcext:value-type="float">
            <text:p>0.8162</text:p>
          </table:table-cell>
          <table:table-cell table:style-name="Default" office:value-type="float" office:value="0.2116" calcext:value-type="float">
            <text:p>0.2116</text:p>
          </table:table-cell>
          <table:table-cell table:style-name="ce11" office:value-type="float" office:value="0.00005292" calcext:value-type="float">
            <text:p>5.29E-05</text:p>
          </table:table-cell>
          <table:table-cell table:style-name="Default" office:value-type="float" office:value="0.04154" calcext:value-type="float">
            <text:p>0.04154</text:p>
          </table:table-cell>
          <table:table-cell table:style-name="Default" office:value-type="float" office:value="0.4567" calcext:value-type="float">
            <text:p>0.4567</text:p>
          </table:table-cell>
          <table:table-cell table:style-name="ce11" office:value-type="float" office:value="1.77E-015" calcext:value-type="float">
            <text:p>1.77E-15</text:p>
          </table:table-cell>
          <table:table-cell table:style-name="Default" office:value-type="float" office:value="0.007383" calcext:value-type="float">
            <text:p>0.007383</text:p>
          </table:table-cell>
          <table:table-cell table:style-name="Default" office:value-type="float" office:value="0.6476" calcext:value-type="float">
            <text:p>0.6476</text:p>
          </table:table-cell>
          <table:table-cell table:style-name="ce11" office:value-type="float" office:value="1.148E-104" calcext:value-type="float">
            <text:p>1.15E-104</text:p>
          </table:table-cell>
          <table:table-cell table:style-name="ce11" office:value-type="float" office:value="1.825E-038" calcext:value-type="float">
            <text:p>1.83E-38</text:p>
          </table:table-cell>
          <table:table-cell table:style-name="ce11" office:value-type="float" office:value="0.00000002652" calcext:value-type="float">
            <text:p>2.65E-08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psi_angle</text:p>
          </table:table-cell>
          <table:table-cell table:style-name="Default" office:value-type="float" office:value="0.009603" calcext:value-type="float">
            <text:p>0.009603</text:p>
          </table:table-cell>
          <table:table-cell table:style-name="Default" office:value-type="float" office:value="0.02216" calcext:value-type="float">
            <text:p>0.02216</text:p>
          </table:table-cell>
          <table:table-cell table:style-name="ce11" office:value-type="float" office:value="0.000000001468" calcext:value-type="float">
            <text:p>1.47E-09</text:p>
          </table:table-cell>
          <table:table-cell table:style-name="ce11" office:value-type="float" office:value="7.708E-016" calcext:value-type="float">
            <text:p>7.71E-16</text:p>
          </table:table-cell>
          <table:table-cell table:style-name="ce11" office:value-type="float" office:value="1.792E-015" calcext:value-type="float">
            <text:p>1.79E-15</text:p>
          </table:table-cell>
          <table:table-cell table:style-name="ce11" office:value-type="float" office:value="0.00000000005015" calcext:value-type="float">
            <text:p>5.02E-11</text:p>
          </table:table-cell>
          <table:table-cell table:style-name="Default" office:value-type="float" office:value="0.0009644" calcext:value-type="float">
            <text:p>0.0009644</text:p>
          </table:table-cell>
          <table:table-cell table:style-name="Default" office:value-type="float" office:value="0.002092" calcext:value-type="float">
            <text:p>0.002092</text:p>
          </table:table-cell>
          <table:table-cell table:style-name="ce11" office:value-type="float" office:value="0.00001887" calcext:value-type="float">
            <text:p>1.89E-05</text:p>
          </table:table-cell>
          <table:table-cell table:style-name="ce11" office:value-type="float" office:value="1.303E-027" calcext:value-type="float">
            <text:p>1.30E-27</text:p>
          </table:table-cell>
          <table:table-cell table:style-name="ce11" office:value-type="float" office:value="2.581E-020" calcext:value-type="float">
            <text:p>2.58E-20</text:p>
          </table:table-cell>
          <table:table-cell table:style-name="ce11" office:value-type="float" office:value="1.819E-052" calcext:value-type="float">
            <text:p>1.82E-52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charged</text:p>
          </table:table-cell>
          <table:table-cell table:style-name="Default" office:value-type="float" office:value="0.009871" calcext:value-type="float">
            <text:p>0.009871</text:p>
          </table:table-cell>
          <table:table-cell table:style-name="ce11" office:value-type="float" office:value="0.00000000008279" calcext:value-type="float">
            <text:p>8.28E-11</text:p>
          </table:table-cell>
          <table:table-cell table:style-name="ce11" office:value-type="float" office:value="0.00002369" calcext:value-type="float">
            <text:p>2.37E-05</text:p>
          </table:table-cell>
          <table:table-cell table:style-name="ce11" office:value-type="float" office:value="0.0000000000004378" calcext:value-type="float">
            <text:p>4.38E-13</text:p>
          </table:table-cell>
          <table:table-cell table:style-name="ce11" office:value-type="float" office:value="2.45E-025" calcext:value-type="float">
            <text:p>2.45E-25</text:p>
          </table:table-cell>
          <table:table-cell table:style-name="ce11" office:value-type="float" office:value="6.477E-018" calcext:value-type="float">
            <text:p>6.48E-18</text:p>
          </table:table-cell>
          <table:table-cell table:style-name="ce11" office:value-type="float" office:value="0.00002992" calcext:value-type="float">
            <text:p>2.99E-05</text:p>
          </table:table-cell>
          <table:table-cell table:style-name="ce11" office:value-type="float" office:value="9.959E-029" calcext:value-type="float">
            <text:p>9.96E-29</text:p>
          </table:table-cell>
          <table:table-cell table:style-name="ce11" office:value-type="float" office:value="3.146E-016" calcext:value-type="float">
            <text:p>3.15E-16</text:p>
          </table:table-cell>
          <table:table-cell table:style-name="ce11" office:value-type="float" office:value="2.531E-159" calcext:value-type="float">
            <text:p>2.53E-159</text:p>
          </table:table-cell>
          <table:table-cell table:style-name="Default" office:value-type="float" office:value="0" calcext:value-type="float">
            <text:p>0</text:p>
          </table:table-cell>
          <table:table-cell table:style-name="ce11" office:value-type="float" office:value="9.078E-267" calcext:value-type="float">
            <text:p>9.08E-267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1" office:value-type="string" calcext:value-type="string">
            <text:p>dynamine</text:p>
          </table:table-cell>
          <table:table-cell table:style-name="Default" office:value-type="float" office:value="0.0143" calcext:value-type="float">
            <text:p>0.0143</text:p>
          </table:table-cell>
          <table:table-cell table:style-name="Default" office:value-type="float" office:value="0.007162" calcext:value-type="float">
            <text:p>0.007162</text:p>
          </table:table-cell>
          <table:table-cell table:style-name="Default" office:value-type="float" office:value="0.1218" calcext:value-type="float">
            <text:p>0.1218</text:p>
          </table:table-cell>
          <table:table-cell table:style-name="Default" office:value-type="float" office:value="0.02082" calcext:value-type="float">
            <text:p>0.02082</text:p>
          </table:table-cell>
          <table:table-cell table:style-name="Default" office:value-type="float" office:value="0.01094" calcext:value-type="float">
            <text:p>0.01094</text:p>
          </table:table-cell>
          <table:table-cell table:style-name="Default" office:value-type="float" office:value="0.196" calcext:value-type="float">
            <text:p>0.196</text:p>
          </table:table-cell>
          <table:table-cell table:style-name="Default" office:value-type="float" office:value="0.1595" calcext:value-type="float">
            <text:p>0.1595</text:p>
          </table:table-cell>
          <table:table-cell table:style-name="ce11" office:value-type="float" office:value="0.0000001259" calcext:value-type="float">
            <text:p>1.26E-07</text:p>
          </table:table-cell>
          <table:table-cell table:style-name="ce11" office:value-type="float" office:value="0.00000005828" calcext:value-type="float">
            <text:p>5.83E-08</text:p>
          </table:table-cell>
          <table:table-cell table:style-name="ce11" office:value-type="float" office:value="0.00001695" calcext:value-type="float">
            <text:p>1.70E-05</text:p>
          </table:table-cell>
          <table:table-cell table:style-name="Default" office:value-type="float" office:value="0.0003708" calcext:value-type="float">
            <text:p>0.0003708</text:p>
          </table:table-cell>
          <table:table-cell table:style-name="ce11" office:value-type="float" office:value="4.04E-031" calcext:value-type="float">
            <text:p>4.04E-31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efoldmine</text:p>
          </table:table-cell>
          <table:table-cell table:style-name="Default" office:value-type="float" office:value="0.01699" calcext:value-type="float">
            <text:p>0.01699</text:p>
          </table:table-cell>
          <table:table-cell table:style-name="Default" office:value-type="float" office:value="0.0001874" calcext:value-type="float">
            <text:p>0.0001874</text:p>
          </table:table-cell>
          <table:table-cell table:style-name="Default" office:value-type="float" office:value="0.08843" calcext:value-type="float">
            <text:p>0.08843</text:p>
          </table:table-cell>
          <table:table-cell table:style-name="Default" office:value-type="float" office:value="0.002727" calcext:value-type="float">
            <text:p>0.002727</text:p>
          </table:table-cell>
          <table:table-cell table:style-name="Default" office:value-type="float" office:value="0.001525" calcext:value-type="float">
            <text:p>0.001525</text:p>
          </table:table-cell>
          <table:table-cell table:style-name="Default" office:value-type="float" office:value="0.0001286" calcext:value-type="float">
            <text:p>0.0001286</text:p>
          </table:table-cell>
          <table:table-cell table:style-name="ce11" office:value-type="float" office:value="0.000000001059" calcext:value-type="float">
            <text:p>1.06E-09</text:p>
          </table:table-cell>
          <table:table-cell table:style-name="ce11" office:value-type="float" office:value="7.535E-023" calcext:value-type="float">
            <text:p>7.54E-23</text:p>
          </table:table-cell>
          <table:table-cell table:style-name="ce11" office:value-type="float" office:value="2.373E-019" calcext:value-type="float">
            <text:p>2.37E-19</text:p>
          </table:table-cell>
          <table:table-cell table:style-name="ce11" office:value-type="float" office:value="0.0000005021" calcext:value-type="float">
            <text:p>5.02E-07</text:p>
          </table:table-cell>
          <table:table-cell table:style-name="ce11" office:value-type="float" office:value="0.00000000000002509" calcext:value-type="float">
            <text:p>2.51E-14</text:p>
          </table:table-cell>
          <table:table-cell table:style-name="Default" office:value-type="float" office:value="0.007296" calcext:value-type="float">
            <text:p>0.007296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polarity</text:p>
          </table:table-cell>
          <table:table-cell table:style-name="Default" office:value-type="float" office:value="0.02564" calcext:value-type="float">
            <text:p>0.02564</text:p>
          </table:table-cell>
          <table:table-cell table:style-name="ce11" office:value-type="float" office:value="0.0000000005987" calcext:value-type="float">
            <text:p>5.99E-10</text:p>
          </table:table-cell>
          <table:table-cell table:style-name="ce11" office:value-type="float" office:value="0.00003739" calcext:value-type="float">
            <text:p>3.74E-05</text:p>
          </table:table-cell>
          <table:table-cell table:style-name="ce11" office:value-type="float" office:value="0.0000000000009008" calcext:value-type="float">
            <text:p>9.01E-13</text:p>
          </table:table-cell>
          <table:table-cell table:style-name="ce11" office:value-type="float" office:value="6.97E-025" calcext:value-type="float">
            <text:p>6.97E-25</text:p>
          </table:table-cell>
          <table:table-cell table:style-name="ce11" office:value-type="float" office:value="1.065E-017" calcext:value-type="float">
            <text:p>1.07E-17</text:p>
          </table:table-cell>
          <table:table-cell table:style-name="ce11" office:value-type="float" office:value="0.000003111" calcext:value-type="float">
            <text:p>3.11E-06</text:p>
          </table:table-cell>
          <table:table-cell table:style-name="ce11" office:value-type="float" office:value="5.306E-037" calcext:value-type="float">
            <text:p>5.31E-37</text:p>
          </table:table-cell>
          <table:table-cell table:style-name="ce11" office:value-type="float" office:value="2.84E-023" calcext:value-type="float">
            <text:p>2.84E-23</text:p>
          </table:table-cell>
          <table:table-cell table:style-name="ce11" office:value-type="float" office:value="4.181E-159" calcext:value-type="float">
            <text:p>4.18E-159</text:p>
          </table:table-cell>
          <table:table-cell table:style-name="Default" office:value-type="float" office:value="0" calcext:value-type="float">
            <text:p>0</text:p>
          </table:table-cell>
          <table:table-cell table:style-name="ce11" office:value-type="float" office:value="2.994E-291" calcext:value-type="float">
            <text:p>2.99E-291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variation</text:p>
          </table:table-cell>
          <table:table-cell table:style-name="Default" office:value-type="float" office:value="0.1513" calcext:value-type="float">
            <text:p>0.1513</text:p>
          </table:table-cell>
          <table:table-cell table:style-name="Default" office:value-type="float" office:value="0.1864" calcext:value-type="float">
            <text:p>0.1864</text:p>
          </table:table-cell>
          <table:table-cell table:style-name="Default" office:value-type="float" office:value="0.1355" calcext:value-type="float">
            <text:p>0.1355</text:p>
          </table:table-cell>
          <table:table-cell table:style-name="Default" office:value-type="float" office:value="0.07348" calcext:value-type="float">
            <text:p>0.07348</text:p>
          </table:table-cell>
          <table:table-cell table:style-name="Default" office:value-type="float" office:value="0.2724" calcext:value-type="float">
            <text:p>0.2724</text:p>
          </table:table-cell>
          <table:table-cell table:style-name="Default" office:value-type="float" office:value="0.2676" calcext:value-type="float">
            <text:p>0.2676</text:p>
          </table:table-cell>
          <table:table-cell table:style-name="Default" office:value-type="float" office:value="0.698" calcext:value-type="float">
            <text:p>0.698</text:p>
          </table:table-cell>
          <table:table-cell table:style-name="Default" office:value-type="float" office:value="0.01176" calcext:value-type="float">
            <text:p>0.01176</text:p>
          </table:table-cell>
          <table:table-cell table:style-name="Default" office:value-type="float" office:value="0.05239" calcext:value-type="float">
            <text:p>0.05239</text:p>
          </table:table-cell>
          <table:table-cell table:style-name="Default" office:value-type="float" office:value="0.05166" calcext:value-type="float">
            <text:p>0.05166</text:p>
          </table:table-cell>
          <table:table-cell table:style-name="Default" office:value-type="float" office:value="0.004204" calcext:value-type="float">
            <text:p>0.004204</text:p>
          </table:table-cell>
          <table:table-cell table:style-name="Default" office:value-type="float" office:value="0.04661" calcext:value-type="float">
            <text:p>0.04661</text:p>
          </table:table-cell>
          <table:table-cell office:value-type="string" calcext:value-type="string">
            <text:p>POZOR, jen subset</text:p>
          </table:table-cell>
          <table:table-cell table:number-columns-repeated="1009"/>
        </table:table-row>
        <table:table-row table:style-name="ro1">
          <table:table-cell/>
          <table:table-cell table:style-name="ce1" office:value-type="string" calcext:value-type="string">
            <text:p>cis_peptide</text:p>
          </table:table-cell>
          <table:table-cell table:style-name="Default" office:value-type="float" office:value="0.2373" calcext:value-type="float">
            <text:p>0.2373</text:p>
          </table:table-cell>
          <table:table-cell table:style-name="Default" office:value-type="float" office:value="0.1914" calcext:value-type="float">
            <text:p>0.1914</text:p>
          </table:table-cell>
          <table:table-cell table:style-name="Default" office:value-type="float" office:value="0.2526" calcext:value-type="float">
            <text:p>0.2526</text:p>
          </table:table-cell>
          <table:table-cell table:style-name="Default" office:value-type="float" office:value="0.0001902" calcext:value-type="float">
            <text:p>0.0001902</text:p>
          </table:table-cell>
          <table:table-cell table:style-name="ce11" office:value-type="float" office:value="0.00009851" calcext:value-type="float">
            <text:p>9.85E-05</text:p>
          </table:table-cell>
          <table:table-cell table:style-name="Default" office:value-type="float" office:value="0.06229" calcext:value-type="float">
            <text:p>0.06229</text:p>
          </table:table-cell>
          <table:table-cell table:style-name="ce11" office:value-type="float" office:value="0.000004438" calcext:value-type="float">
            <text:p>4.44E-06</text:p>
          </table:table-cell>
          <table:table-cell table:style-name="ce11" office:value-type="float" office:value="0.0000263" calcext:value-type="float">
            <text:p>2.63E-05</text:p>
          </table:table-cell>
          <table:table-cell table:style-name="Default" office:value-type="float" office:value="0.000641" calcext:value-type="float">
            <text:p>0.000641</text:p>
          </table:table-cell>
          <table:table-cell table:style-name="ce11" office:value-type="float" office:value="3.464E-045" calcext:value-type="float">
            <text:p>3.46E-45</text:p>
          </table:table-cell>
          <table:table-cell table:style-name="ce11" office:value-type="float" office:value="1.056E-048" calcext:value-type="float">
            <text:p>1.06E-48</text:p>
          </table:table-cell>
          <table:table-cell table:style-name="ce11" office:value-type="float" office:value="4.424E-039" calcext:value-type="float">
            <text:p>4.42E-39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disulfid</text:p>
          </table:table-cell>
          <table:table-cell table:style-name="Default" office:value-type="float" office:value="0.2753" calcext:value-type="float">
            <text:p>0.2753</text:p>
          </table:table-cell>
          <table:table-cell table:style-name="Default" office:value-type="float" office:value="0.353" calcext:value-type="float">
            <text:p>0.353</text:p>
          </table:table-cell>
          <table:table-cell table:style-name="Default" office:value-type="string" calcext:value-type="string">
            <text:p>X</text:p>
          </table:table-cell>
          <table:table-cell table:style-name="ce11" office:value-type="float" office:value="0.000001819" calcext:value-type="float">
            <text:p>1.82E-06</text:p>
          </table:table-cell>
          <table:table-cell table:style-name="ce11" office:value-type="float" office:value="0.0000004286" calcext:value-type="float">
            <text:p>4.29E-07</text:p>
          </table:table-cell>
          <table:table-cell table:style-name="ce11" office:value-type="float" office:value="0.0000001313" calcext:value-type="float">
            <text:p>1.31E-07</text:p>
          </table:table-cell>
          <table:table-cell table:style-name="Default" office:value-type="float" office:value="0.5603" calcext:value-type="float">
            <text:p>0.5603</text:p>
          </table:table-cell>
          <table:table-cell table:style-name="Default" office:value-type="float" office:value="0.1728" calcext:value-type="float">
            <text:p>0.1728</text:p>
          </table:table-cell>
          <table:table-cell table:style-name="Default" office:value-type="float" office:value="0.04783" calcext:value-type="float">
            <text:p>0.04783</text:p>
          </table:table-cell>
          <table:table-cell table:style-name="ce11" office:value-type="float" office:value="1.707E-033" calcext:value-type="float">
            <text:p>1.71E-33</text:p>
          </table:table-cell>
          <table:table-cell table:style-name="ce11" office:value-type="float" office:value="2.164E-094" calcext:value-type="float">
            <text:p>2.16E-94</text:p>
          </table:table-cell>
          <table:table-cell table:style-name="ce11" office:value-type="float" office:value="6.858E-078" calcext:value-type="float">
            <text:p>6.86E-78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natural_variant</text:p>
          </table:table-cell>
          <table:table-cell table:style-name="Default" office:value-type="float" office:value="0.2793" calcext:value-type="float">
            <text:p>0.2793</text:p>
          </table:table-cell>
          <table:table-cell table:style-name="Default" office:value-type="float" office:value="0.7951" calcext:value-type="float">
            <text:p>0.7951</text:p>
          </table:table-cell>
          <table:table-cell table:style-name="Default" office:value-type="float" office:value="0.9046" calcext:value-type="float">
            <text:p>0.9046</text:p>
          </table:table-cell>
          <table:table-cell table:style-name="Default" office:value-type="float" office:value="0.02171" calcext:value-type="float">
            <text:p>0.02171</text:p>
          </table:table-cell>
          <table:table-cell table:style-name="Default" office:value-type="float" office:value="0.000333" calcext:value-type="float">
            <text:p>0.000333</text:p>
          </table:table-cell>
          <table:table-cell table:style-name="Default" office:value-type="float" office:value="0.05547" calcext:value-type="float">
            <text:p>0.05547</text:p>
          </table:table-cell>
          <table:table-cell table:style-name="ce11" office:value-type="float" office:value="0.0000002138" calcext:value-type="float">
            <text:p>2.14E-07</text:p>
          </table:table-cell>
          <table:table-cell table:style-name="ce11" office:value-type="float" office:value="0.00001187" calcext:value-type="float">
            <text:p>1.19E-05</text:p>
          </table:table-cell>
          <table:table-cell table:style-name="Default" office:value-type="float" office:value="0.0004499" calcext:value-type="float">
            <text:p>0.0004499</text:p>
          </table:table-cell>
          <table:table-cell table:style-name="ce11" office:value-type="float" office:value="3.387E-024" calcext:value-type="float">
            <text:p>3.39E-24</text:p>
          </table:table-cell>
          <table:table-cell table:style-name="ce11" office:value-type="float" office:value="7.456E-045" calcext:value-type="float">
            <text:p>7.46E-45</text:p>
          </table:table-cell>
          <table:table-cell table:style-name="ce11" office:value-type="float" office:value="5.954E-057" calcext:value-type="float">
            <text:p>5.95E-57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mod_res</text:p>
          </table:table-cell>
          <table:table-cell table:style-name="Default" office:value-type="float" office:value="0.3116" calcext:value-type="float">
            <text:p>0.3116</text:p>
          </table:table-cell>
          <table:table-cell table:style-name="Default" office:value-type="float" office:value="0.362" calcext:value-type="float">
            <text:p>0.362</text:p>
          </table:table-cell>
          <table:table-cell table:style-name="Default" office:value-type="float" office:value="0.4272" calcext:value-type="float">
            <text:p>0.4272</text:p>
          </table:table-cell>
          <table:table-cell table:style-name="Default" office:value-type="float" office:value="0.002696" calcext:value-type="float">
            <text:p>0.002696</text:p>
          </table:table-cell>
          <table:table-cell table:style-name="Default" office:value-type="float" office:value="0.004458" calcext:value-type="float">
            <text:p>0.004458</text:p>
          </table:table-cell>
          <table:table-cell table:style-name="Default" office:value-type="float" office:value="0.1432" calcext:value-type="float">
            <text:p>0.1432</text:p>
          </table:table-cell>
          <table:table-cell table:style-name="ce11" office:value-type="float" office:value="0.00009694" calcext:value-type="float">
            <text:p>9.69E-05</text:p>
          </table:table-cell>
          <table:table-cell table:style-name="Default" office:value-type="float" office:value="0.000132" calcext:value-type="float">
            <text:p>0.000132</text:p>
          </table:table-cell>
          <table:table-cell table:style-name="Default" office:value-type="float" office:value="0.0915" calcext:value-type="float">
            <text:p>0.0915</text:p>
          </table:table-cell>
          <table:table-cell table:style-name="ce11" office:value-type="float" office:value="2.717E-049" calcext:value-type="float">
            <text:p>2.72E-49</text:p>
          </table:table-cell>
          <table:table-cell table:style-name="ce11" office:value-type="float" office:value="5.947E-055" calcext:value-type="float">
            <text:p>5.95E-55</text:p>
          </table:table-cell>
          <table:table-cell table:style-name="ce11" office:value-type="float" office:value="0.000000000005524" calcext:value-type="float">
            <text:p>5.52E-12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random_cont</text:p>
          </table:table-cell>
          <table:table-cell table:style-name="Default" office:value-type="float" office:value="0.4707" calcext:value-type="float">
            <text:p>0.4707</text:p>
          </table:table-cell>
          <table:table-cell table:style-name="Default" office:value-type="float" office:value="0.8255" calcext:value-type="float">
            <text:p>0.8255</text:p>
          </table:table-cell>
          <table:table-cell table:style-name="Default" office:value-type="float" office:value="0.977" calcext:value-type="float">
            <text:p>0.977</text:p>
          </table:table-cell>
          <table:table-cell table:style-name="Default" office:value-type="float" office:value="0.706" calcext:value-type="float">
            <text:p>0.706</text:p>
          </table:table-cell>
          <table:table-cell table:style-name="Default" office:value-type="float" office:value="0.9688" calcext:value-type="float">
            <text:p>0.9688</text:p>
          </table:table-cell>
          <table:table-cell table:style-name="Default" office:value-type="float" office:value="0.2681" calcext:value-type="float">
            <text:p>0.2681</text:p>
          </table:table-cell>
          <table:table-cell table:style-name="Default" office:value-type="float" office:value="0.99" calcext:value-type="float">
            <text:p>0.99</text:p>
          </table:table-cell>
          <table:table-cell table:style-name="Default" office:value-type="float" office:value="0.9748" calcext:value-type="float">
            <text:p>0.9748</text:p>
          </table:table-cell>
          <table:table-cell table:style-name="Default" office:value-type="float" office:value="0.8676" calcext:value-type="float">
            <text:p>0.8676</text:p>
          </table:table-cell>
          <table:table-cell table:style-name="Default" office:value-type="float" office:value="0.1021" calcext:value-type="float">
            <text:p>0.1021</text:p>
          </table:table-cell>
          <table:table-cell table:style-name="Default" office:value-type="float" office:value="0.6919" calcext:value-type="float">
            <text:p>0.6919</text:p>
          </table:table-cell>
          <table:table-cell table:style-name="Default" office:value-type="float" office:value="0.2967" calcext:value-type="float">
            <text:p>0.2967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random_binary</text:p>
          </table:table-cell>
          <table:table-cell table:style-name="Default" office:value-type="float" office:value="0.5429" calcext:value-type="float">
            <text:p>0.5429</text:p>
          </table:table-cell>
          <table:table-cell table:style-name="Default" office:value-type="float" office:value="0.04112" calcext:value-type="float">
            <text:p>0.04112</text:p>
          </table:table-cell>
          <table:table-cell table:style-name="Default" office:value-type="float" office:value="0.6781" calcext:value-type="float">
            <text:p>0.6781</text:p>
          </table:table-cell>
          <table:table-cell table:style-name="Default" office:value-type="float" office:value="0.922" calcext:value-type="float">
            <text:p>0.922</text:p>
          </table:table-cell>
          <table:table-cell table:style-name="Default" office:value-type="float" office:value="0.1669" calcext:value-type="float">
            <text:p>0.1669</text:p>
          </table:table-cell>
          <table:table-cell table:style-name="Default" office:value-type="float" office:value="0.3874" calcext:value-type="float">
            <text:p>0.3874</text:p>
          </table:table-cell>
          <table:table-cell table:style-name="Default" office:value-type="float" office:value="0.3561" calcext:value-type="float">
            <text:p>0.3561</text:p>
          </table:table-cell>
          <table:table-cell table:style-name="Default" office:value-type="float" office:value="0.1722" calcext:value-type="float">
            <text:p>0.1722</text:p>
          </table:table-cell>
          <table:table-cell table:style-name="Default" office:value-type="float" office:value="0.7628" calcext:value-type="float">
            <text:p>0.7628</text:p>
          </table:table-cell>
          <table:table-cell table:style-name="Default" office:value-type="float" office:value="0.9322" calcext:value-type="float">
            <text:p>0.9322</text:p>
          </table:table-cell>
          <table:table-cell table:style-name="Default" office:value-type="float" office:value="0.7793" calcext:value-type="float">
            <text:p>0.7793</text:p>
          </table:table-cell>
          <table:table-cell table:style-name="Default" office:value-type="float" office:value="0.522" calcext:value-type="float">
            <text:p>0.522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turn</text:p>
          </table:table-cell>
          <table:table-cell table:style-name="Default" office:value-type="float" office:value="0.8949" calcext:value-type="float">
            <text:p>0.8949</text:p>
          </table:table-cell>
          <table:table-cell table:style-name="Default" office:value-type="float" office:value="0.6574" calcext:value-type="float">
            <text:p>0.6574</text:p>
          </table:table-cell>
          <table:table-cell table:style-name="Default" office:value-type="float" office:value="0.1668" calcext:value-type="float">
            <text:p>0.1668</text:p>
          </table:table-cell>
          <table:table-cell table:style-name="Default" office:value-type="float" office:value="0.003081" calcext:value-type="float">
            <text:p>0.003081</text:p>
          </table:table-cell>
          <table:table-cell table:style-name="Default" office:value-type="float" office:value="0.00167" calcext:value-type="float">
            <text:p>0.00167</text:p>
          </table:table-cell>
          <table:table-cell table:style-name="Default" office:value-type="float" office:value="0.05639" calcext:value-type="float">
            <text:p>0.05639</text:p>
          </table:table-cell>
          <table:table-cell table:style-name="Default" office:value-type="float" office:value="0.7883" calcext:value-type="float">
            <text:p>0.7883</text:p>
          </table:table-cell>
          <table:table-cell table:style-name="Default" office:value-type="float" office:value="0.5149" calcext:value-type="float">
            <text:p>0.5149</text:p>
          </table:table-cell>
          <table:table-cell table:style-name="Default" office:value-type="float" office:value="0.1186" calcext:value-type="float">
            <text:p>0.1186</text:p>
          </table:table-cell>
          <table:table-cell table:style-name="Default" office:value-type="float" office:value="0.006317" calcext:value-type="float">
            <text:p>0.006317</text:p>
          </table:table-cell>
          <table:table-cell table:style-name="Default" office:value-type="float" office:value="0.03571" calcext:value-type="float">
            <text:p>0.03571</text:p>
          </table:table-cell>
          <table:table-cell table:style-name="Default" office:value-type="float" office:value="0.191" calcext:value-type="float">
            <text:p>0.191</text:p>
          </table:table-cell>
          <table:table-cell table:number-columns-repeated="101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4:Sheet1.N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/00/0000</text:date>, <text:time style:data-style-name="N2" text:time-value="17:38:17.7828536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26T15:06:01.339972138</meta:creation-date>
    <dc:date>2020-12-08T17:56:59.412140035</dc:date>
    <meta:editing-duration>PT6H2M19S</meta:editing-duration>
    <meta:editing-cycles>8</meta:editing-cycles>
    <meta:generator>LibreOffice/7.0.2.2$Linux_X86_64 LibreOffice_project/3a01483fc371ab18cfca4bab0d636937da5eaf70</meta:generator>
    <meta:document-statistic meta:table-count="1" meta:cell-count="433" meta:object-count="0"/>
  </office:meta>
</office:document-meta>
</file>